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18380e" officeooo:paragraph-rsid="0018380e" style:font-size-asian="26pt" style:font-weight-asian="bold" style:font-size-complex="26pt" style:font-weight-complex="bold"/>
    </style:style>
    <style:style style:name="P2" style:family="paragraph" style:parent-style-name="Standard">
      <style:text-properties fo:font-size="18pt" fo:font-weight="bold" officeooo:rsid="00082bca" officeooo:paragraph-rsid="00082bca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4pt" fo:font-weight="bold" officeooo:rsid="00082bca" officeooo:paragraph-rsid="00082bca" style:font-size-asian="14pt" style:font-weight-asian="bold" style:font-size-complex="14pt" style:font-weight-complex="bold"/>
    </style:style>
    <style:style style:name="P4" style:family="paragraph" style:parent-style-name="Text_20_body" style:list-style-name="L1">
      <style:text-properties fo:font-size="14pt" fo:font-weight="normal" officeooo:rsid="00082bca" style:font-size-asian="12.25pt" style:font-weight-asian="normal" style:font-size-complex="14pt" style:font-weight-complex="normal"/>
    </style:style>
    <style:style style:name="P5" style:family="paragraph" style:parent-style-name="Heading_20_3">
      <style:text-properties officeooo:rsid="00082bca" style:font-size-asian="12.25pt"/>
    </style:style>
    <style:style style:name="P6" style:family="paragraph" style:parent-style-name="Text_20_body" style:list-style-name="L2">
      <style:text-properties fo:font-size="14pt" fo:font-weight="normal" officeooo:rsid="00082bca" style:font-size-asian="12.25pt" style:font-weight-asian="normal" style:font-size-complex="14pt" style:font-weight-complex="normal"/>
    </style:style>
    <style:style style:name="P7" style:family="paragraph" style:parent-style-name="Text_20_body" style:list-style-name="L3">
      <style:text-properties fo:font-size="14pt" fo:font-weight="normal" officeooo:rsid="00082bca" style:font-size-asian="12.25pt" style:font-weight-asian="normal" style:font-size-complex="14pt" style:font-weight-complex="normal"/>
    </style:style>
    <style:style style:name="P8" style:family="paragraph" style:parent-style-name="Text_20_body" style:list-style-name="L4">
      <style:text-properties fo:font-size="14pt" fo:font-weight="normal" officeooo:rsid="00082bca" style:font-size-asian="12.25pt" style:font-weight-asian="normal" style:font-size-complex="14pt" style:font-weight-complex="normal"/>
    </style:style>
    <style:style style:name="P9" style:family="paragraph" style:parent-style-name="Text_20_body" style:list-style-name="L5">
      <style:text-properties fo:font-size="14pt" fo:font-weight="normal" officeooo:rsid="00082bca" style:font-size-asian="12.25pt" style:font-weight-asian="normal" style:font-size-complex="14pt" style:font-weight-complex="normal"/>
    </style:style>
    <style:style style:name="P10" style:family="paragraph" style:parent-style-name="Text_20_body" style:list-style-name="L6">
      <style:text-properties fo:font-size="14pt" fo:font-weight="normal" officeooo:rsid="00082bca" style:font-size-asian="12.25pt" style:font-weight-asian="normal" style:font-size-complex="14pt" style:font-weight-complex="normal"/>
    </style:style>
    <style:style style:name="P11" style:family="paragraph" style:parent-style-name="Text_20_body" style:list-style-name="L7">
      <style:text-properties fo:font-size="14pt" fo:font-weight="normal" officeooo:rsid="00082bca" style:font-size-asian="12.25pt" style:font-weight-asian="normal" style:font-size-complex="14pt" style:font-weight-complex="normal"/>
    </style:style>
    <style:style style:name="P12" style:family="paragraph" style:parent-style-name="Text_20_body" style:list-style-name="L8">
      <style:text-properties fo:font-size="14pt" fo:font-weight="normal" officeooo:rsid="00082bca" style:font-size-asian="12.25pt" style:font-weight-asian="normal" style:font-size-complex="14pt" style:font-weight-complex="normal"/>
    </style:style>
    <style:style style:name="P13" style:family="paragraph" style:parent-style-name="Text_20_body" style:list-style-name="L9">
      <style:text-properties fo:font-size="14pt" fo:font-weight="normal" officeooo:rsid="00082bca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082bca" officeooo:paragraph-rsid="00082bca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082bca" officeooo:paragraph-rsid="0009bf5c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8pt" fo:font-weight="bold" officeooo:rsid="00082bca" officeooo:paragraph-rsid="0009bf5c" style:font-size-asian="18pt" style:font-weight-asian="bold" style:font-size-complex="18pt" style:font-weight-complex="bold"/>
    </style:style>
    <style:style style:name="P17" style:family="paragraph" style:parent-style-name="Heading_20_1">
      <style:text-properties fo:font-size="14pt" fo:font-weight="bold" officeooo:rsid="00082bca" officeooo:paragraph-rsid="0009bf5c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size="14pt" fo:font-weight="bold" officeooo:rsid="00082bca" style:font-size-asian="14pt" style:font-weight-asian="bold" style:font-size-complex="14pt" style:font-weight-complex="bold"/>
    </style:style>
    <style:style style:name="P19" style:family="paragraph" style:parent-style-name="Text_20_body">
      <style:text-properties fo:font-size="14pt" fo:font-weight="normal" officeooo:rsid="00082bca" style:font-size-asian="14pt" style:font-weight-asian="normal" style:font-size-complex="14pt" style:font-weight-complex="normal"/>
    </style:style>
    <style:style style:name="P20" style:family="paragraph" style:parent-style-name="Text_20_body" style:list-style-name="L10">
      <style:text-properties fo:font-size="14pt" fo:font-weight="normal" officeooo:rsid="00082bca" style:font-size-asian="14pt" style:font-weight-asian="normal" style:font-size-complex="14pt" style:font-weight-complex="normal"/>
    </style:style>
    <style:style style:name="P21" style:family="paragraph" style:parent-style-name="Heading_20_1">
      <style:text-properties fo:font-size="14pt" officeooo:rsid="00082bca" style:font-size-asian="14pt" style:font-size-complex="14pt"/>
    </style:style>
    <style:style style:name="P22" style:family="paragraph" style:parent-style-name="Text_20_body" style:list-style-name="L11">
      <style:text-properties fo:font-size="14pt" fo:font-weight="normal" officeooo:rsid="00082bca" style:font-size-asian="14pt" style:font-weight-asian="normal" style:font-size-complex="14pt" style:font-weight-complex="normal"/>
    </style:style>
    <style:style style:name="P23" style:family="paragraph" style:parent-style-name="Text_20_body" style:list-style-name="L12">
      <style:text-properties fo:font-size="14pt" fo:font-weight="normal" officeooo:rsid="00082bca" style:font-size-asian="14pt" style:font-weight-asian="normal" style:font-size-complex="14pt" style:font-weight-complex="normal"/>
    </style:style>
    <style:style style:name="P24" style:family="paragraph" style:parent-style-name="Text_20_body" style:list-style-name="L13">
      <style:text-properties fo:font-size="14pt" fo:font-weight="normal" officeooo:rsid="00082bca" style:font-size-asian="14pt" style:font-weight-asian="normal" style:font-size-complex="14pt" style:font-weight-complex="normal"/>
    </style:style>
    <style:style style:name="P25" style:family="paragraph" style:parent-style-name="Text_20_body" style:list-style-name="L14">
      <style:text-properties fo:font-size="14pt" fo:font-weight="normal" officeooo:rsid="00082bca" style:font-size-asian="14pt" style:font-weight-asian="normal" style:font-size-complex="14pt" style:font-weight-complex="normal"/>
    </style:style>
    <style:style style:name="P26" style:family="paragraph" style:parent-style-name="Text_20_body" style:list-style-name="L15">
      <style:text-properties fo:font-size="14pt" fo:font-weight="normal" officeooo:rsid="00082bca" style:font-size-asian="14pt" style:font-weight-asian="normal" style:font-size-complex="14pt" style:font-weight-complex="normal"/>
    </style:style>
    <style:style style:name="P27" style:family="paragraph" style:parent-style-name="Text_20_body" style:list-style-name="L16">
      <style:text-properties fo:font-size="14pt" fo:font-weight="normal" officeooo:rsid="00082bca" style:font-size-asian="14pt" style:font-weight-asian="normal" style:font-size-complex="14pt" style:font-weight-complex="normal"/>
    </style:style>
    <style:style style:name="P28" style:family="paragraph" style:parent-style-name="Text_20_body" style:list-style-name="L17">
      <style:text-properties fo:font-size="14pt" fo:font-weight="normal" officeooo:rsid="00082bca" style:font-size-asian="14pt" style:font-weight-asian="normal" style:font-size-complex="14pt" style:font-weight-complex="normal"/>
    </style:style>
    <style:style style:name="P29" style:family="paragraph" style:parent-style-name="Text_20_body" style:list-style-name="L18">
      <style:text-properties fo:font-size="14pt" fo:font-weight="normal" officeooo:rsid="00082bca" style:font-size-asian="14pt" style:font-weight-asian="normal" style:font-size-complex="14pt" style:font-weight-complex="normal"/>
    </style:style>
    <style:style style:name="P30" style:family="paragraph" style:parent-style-name="Text_20_body" style:list-style-name="L19">
      <style:text-properties fo:font-size="14pt" fo:font-weight="normal" officeooo:rsid="00082bca" style:font-size-asian="14pt" style:font-weight-asian="normal" style:font-size-complex="14pt" style:font-weight-complex="normal"/>
    </style:style>
    <style:style style:name="P31" style:family="paragraph" style:parent-style-name="Text_20_body" style:list-style-name="L20">
      <style:text-properties fo:font-size="14pt" fo:font-weight="normal" officeooo:rsid="00082bca" style:font-size-asian="14pt" style:font-weight-asian="normal" style:font-size-complex="14pt" style:font-weight-complex="normal"/>
    </style:style>
    <style:style style:name="P32" style:family="paragraph" style:parent-style-name="Text_20_body">
      <style:text-properties fo:font-size="24pt" style:text-underline-style="solid" style:text-underline-width="auto" style:text-underline-color="font-color" fo:font-weight="bold" officeooo:rsid="001a2a5d" style:font-size-asian="24pt" style:font-weight-asian="bold" style:font-size-complex="24pt" style:font-weight-complex="bold"/>
    </style:style>
    <style:style style:name="P33" style:family="paragraph" style:parent-style-name="Text_20_body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a2a5d" officeooo:paragraph-rsid="001a2a5d" style:font-size-asian="24pt" style:font-weight-asian="bold" style:font-size-complex="24pt" style:font-weight-complex="bold"/>
    </style:style>
    <style:style style:name="P34" style:family="paragraph" style:parent-style-name="Text_20_body">
      <style:paragraph-properties fo:text-align="left" style:justify-single-word="false"/>
      <style:text-properties fo:font-size="18pt" style:text-underline-style="none" fo:font-weight="bold" officeooo:rsid="001c19e5" officeooo:paragraph-rsid="001c19e5" style:font-size-asian="15.75pt" style:font-weight-asian="bold" style:font-size-complex="18pt" style:font-weight-complex="bold"/>
    </style:style>
    <style:style style:name="P35" style:family="paragraph" style:parent-style-name="Heading_20_2">
      <style:text-properties fo:font-size="14pt" style:font-size-asian="14pt" style:font-size-complex="14pt"/>
    </style:style>
    <style:style style:name="P36" style:family="paragraph" style:parent-style-name="Text_20_body">
      <style:paragraph-properties fo:margin-left="0cm" fo:margin-top="0.201cm" fo:margin-bottom="0.201cm" style:contextual-spacing="false" fo:line-height="100%" fo:text-indent="0cm" style:auto-text-indent="false"/>
      <style:text-properties officeooo:paragraph-rsid="001cc6c9"/>
    </style:style>
    <style:style style:name="P37" style:family="paragraph" style:parent-style-name="Text_20_body">
      <style:paragraph-properties fo:margin-left="0cm" fo:margin-top="0.201cm" fo:margin-bottom="0.201cm" style:contextual-spacing="false" fo:line-height="100%" fo:text-indent="0cm" style:auto-text-indent="false"/>
      <style:text-properties fo:font-weight="bold" officeooo:rsid="001cc6c9" officeooo:paragraph-rsid="001cc6c9" style:font-weight-asian="bold" style:font-weight-complex="bold"/>
    </style:style>
    <style:style style:name="P38" style:family="paragraph" style:parent-style-name="Text_20_body">
      <style:text-properties officeooo:paragraph-rsid="001cc6c9"/>
    </style:style>
    <style:style style:name="P39" style:family="paragraph" style:parent-style-name="Text_20_body">
      <style:text-properties fo:font-weight="bold" officeooo:rsid="001eec83" officeooo:paragraph-rsid="001eec83" style:font-weight-asian="bold" style:font-weight-complex="bold"/>
    </style:style>
    <style:style style:name="P40" style:family="paragraph" style:parent-style-name="Text_20_body">
      <style:text-properties fo:font-weight="bold" officeooo:rsid="001ef0f1" officeooo:paragraph-rsid="001ef0f1" style:font-weight-asian="bold" style:font-weight-complex="bold"/>
    </style:style>
    <style:style style:name="P41" style:family="paragraph" style:parent-style-name="Text_20_body">
      <style:text-properties officeooo:paragraph-rsid="0020aed9"/>
    </style:style>
    <style:style style:name="P42" style:family="paragraph" style:parent-style-name="Text_20_body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2311e6" officeooo:paragraph-rsid="002311e6" style:font-size-asian="22.75pt" style:font-weight-asian="bold" style:font-size-complex="26pt" style:font-weight-complex="bold"/>
    </style:style>
    <style:style style:name="P43" style:family="paragraph" style:parent-style-name="Text_20_body">
      <style:paragraph-properties fo:text-align="left" style:justify-single-word="false"/>
      <style:text-properties fo:font-size="14pt" style:text-underline-style="solid" style:text-underline-width="auto" style:text-underline-color="font-color" fo:font-weight="normal" officeooo:rsid="002311e6" officeooo:paragraph-rsid="002311e6" style:font-size-asian="12.25pt" style:font-weight-asian="normal" style:font-size-complex="14pt" style:font-weight-complex="normal"/>
    </style:style>
    <style:style style:name="P44" style:family="paragraph" style:parent-style-name="Text_20_body">
      <style:paragraph-properties fo:text-align="left" style:justify-single-word="false"/>
      <style:text-properties fo:font-size="18pt" style:text-underline-style="solid" style:text-underline-width="auto" style:text-underline-color="font-color" fo:font-weight="bold" officeooo:rsid="002311e6" officeooo:paragraph-rsid="002311e6" style:font-size-asian="18pt" style:font-weight-asian="bold" style:font-size-complex="18pt" style:font-weight-complex="bold"/>
    </style:style>
    <style:style style:name="P45" style:family="paragraph" style:parent-style-name="Text_20_body">
      <style:paragraph-properties fo:text-align="left" style:justify-single-word="false"/>
      <style:text-properties fo:font-size="14pt" style:text-underline-style="none" fo:font-weight="normal" officeooo:rsid="002311e6" officeooo:paragraph-rsid="002311e6" style:font-size-asian="14pt" style:font-weight-asian="normal" style:font-size-complex="14pt" style:font-weight-complex="normal"/>
    </style:style>
    <style:style style:name="P46" style:family="paragraph" style:parent-style-name="Text_20_body" style:list-style-name="L21">
      <style:text-properties fo:font-size="14pt" officeooo:rsid="002311e6" style:font-size-asian="14pt" style:font-size-complex="14pt"/>
    </style:style>
    <style:style style:name="P47" style:family="paragraph" style:parent-style-name="Text_20_body">
      <style:paragraph-properties fo:text-align="left" style:justify-single-word="false"/>
      <style:text-properties fo:font-size="18pt" style:text-underline-style="solid" style:text-underline-width="auto" style:text-underline-color="font-color" fo:font-weight="bold" officeooo:rsid="002311e6" officeooo:paragraph-rsid="0023c36a" style:font-size-asian="18pt" style:font-weight-asian="bold" style:font-size-complex="18pt" style:font-weight-complex="bold"/>
    </style:style>
    <style:style style:name="P48" style:family="paragraph" style:parent-style-name="Text_20_body">
      <style:paragraph-properties fo:text-align="left" style:justify-single-word="false"/>
      <style:text-properties fo:font-size="14pt" style:text-underline-style="none" fo:font-weight="normal" officeooo:rsid="002311e6" officeooo:paragraph-rsid="0023c36a" style:font-size-asian="12.25pt" style:font-weight-asian="normal" style:font-size-complex="14pt" style:font-weight-complex="normal"/>
    </style:style>
    <style:style style:name="P49" style:family="paragraph" style:parent-style-name="Text_20_body" style:list-style-name="L22">
      <style:text-properties fo:font-size="14pt" officeooo:rsid="002311e6" style:font-size-asian="12.25pt" style:font-size-complex="14pt"/>
    </style:style>
    <style:style style:name="P50" style:family="paragraph" style:parent-style-name="Text_20_body">
      <style:paragraph-properties fo:text-align="left" style:justify-single-word="false"/>
      <style:text-properties fo:font-size="14pt" style:text-underline-style="solid" style:text-underline-width="auto" style:text-underline-color="font-color" fo:font-weight="bold" officeooo:rsid="0026f0b0" officeooo:paragraph-rsid="0026f0b0" style:font-size-asian="12.25pt" style:font-weight-asian="bold" style:font-size-complex="14pt" style:font-weight-complex="bold"/>
    </style:style>
    <style:style style:name="P51" style:family="paragraph" style:parent-style-name="Text_20_body" style:list-style-name="L23">
      <style:text-properties fo:font-size="14pt" officeooo:rsid="002311e6" style:font-size-asian="12.25pt" style:font-size-complex="14pt"/>
    </style:style>
    <style:style style:name="P52" style:family="paragraph" style:parent-style-name="Text_20_body">
      <style:paragraph-properties fo:text-align="left" style:justify-single-word="false"/>
      <style:text-properties fo:font-size="14pt" style:text-underline-style="none" fo:font-weight="normal" officeooo:rsid="00269758" officeooo:paragraph-rsid="00269758" style:font-size-asian="12.25pt" style:font-weight-asian="normal" style:font-size-complex="14pt" style:font-weight-complex="normal"/>
    </style:style>
    <style:style style:name="P53" style:family="paragraph" style:parent-style-name="Text_20_body">
      <style:paragraph-properties fo:text-align="left" style:justify-single-word="false"/>
      <style:text-properties fo:font-size="14pt" style:text-underline-style="solid" style:text-underline-width="auto" style:text-underline-color="font-color" fo:font-weight="bold" officeooo:rsid="00269758" officeooo:paragraph-rsid="00269758" style:font-size-asian="12.25pt" style:font-weight-asian="bold" style:font-size-complex="14pt" style:font-weight-complex="bold"/>
    </style:style>
    <style:style style:name="P54" style:family="paragraph" style:parent-style-name="Text_20_body" style:list-style-name="L24">
      <style:text-properties fo:font-size="14pt" officeooo:rsid="002311e6" style:font-size-asian="12.25pt" style:font-size-complex="14pt"/>
    </style:style>
    <style:style style:name="P55" style:family="paragraph" style:parent-style-name="Text_20_body">
      <style:paragraph-properties fo:text-align="left" style:justify-single-word="false"/>
      <style:text-properties fo:font-size="14pt" style:text-underline-style="solid" style:text-underline-width="auto" style:text-underline-color="font-color" fo:font-weight="bold" officeooo:rsid="00281a00" officeooo:paragraph-rsid="00281a00" style:font-size-asian="12.25pt" style:font-weight-asian="bold" style:font-size-complex="14pt" style:font-weight-complex="bold"/>
    </style:style>
    <style:style style:name="P56" style:family="paragraph" style:parent-style-name="Text_20_body">
      <style:paragraph-properties fo:text-align="left" style:justify-single-word="false"/>
      <style:text-properties fo:font-size="14pt" style:text-underline-style="none" fo:font-weight="normal" officeooo:rsid="00281a00" officeooo:paragraph-rsid="00281a00" style:font-size-asian="12.25pt" style:font-weight-asian="normal" style:font-size-complex="14pt" style:font-weight-complex="normal"/>
    </style:style>
    <style:style style:name="P57" style:family="paragraph" style:parent-style-name="Text_20_body">
      <style:paragraph-properties fo:text-align="left" style:justify-single-word="false"/>
      <style:text-properties fo:font-size="14pt" style:text-underline-style="solid" style:text-underline-width="auto" style:text-underline-color="font-color" fo:font-weight="bold" officeooo:rsid="0029e4ed" officeooo:paragraph-rsid="0029e4ed" style:font-size-asian="12.25pt" style:font-weight-asian="bold" style:font-size-complex="14pt" style:font-weight-complex="bold"/>
    </style:style>
    <style:style style:name="P58" style:family="paragraph" style:parent-style-name="Text_20_body">
      <style:paragraph-properties fo:text-align="left" style:justify-single-word="false"/>
      <style:text-properties fo:font-size="14pt" style:text-underline-style="none" fo:font-weight="normal" officeooo:rsid="0029e4ed" officeooo:paragraph-rsid="0029e4ed" style:font-size-asian="12.25pt" style:font-weight-asian="normal" style:font-size-complex="14pt" style:font-weight-complex="normal"/>
    </style:style>
    <style:style style:name="P59" style:family="paragraph" style:parent-style-name="Text_20_body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2b274e" officeooo:paragraph-rsid="002b274e" style:font-size-asian="21pt" style:font-weight-asian="bold" style:font-size-complex="24pt" style:font-weight-complex="bold"/>
    </style:style>
    <style:style style:name="P60" style:family="paragraph" style:parent-style-name="Heading_20_1">
      <style:paragraph-properties fo:text-align="left" style:justify-single-word="false"/>
      <style:text-properties fo:font-size="18pt" style:text-underline-style="none" fo:font-weight="bold" officeooo:rsid="002b274e" officeooo:paragraph-rsid="002b274e" style:font-size-asian="18pt" style:font-weight-asian="bold" style:font-size-complex="18pt" style:font-weight-complex="bold"/>
    </style:style>
    <style:style style:name="P61" style:family="paragraph" style:parent-style-name="Heading_20_3">
      <style:paragraph-properties fo:margin-top="0cm" fo:margin-bottom="0.247cm" style:contextual-spacing="false" fo:line-height="115%"/>
      <style:text-properties fo:font-weight="normal" officeooo:rsid="002b274e" style:font-size-asian="12.25pt" style:font-weight-asian="normal" style:font-weight-complex="normal"/>
    </style:style>
    <style:style style:name="P62" style:family="paragraph" style:parent-style-name="Text_20_body">
      <style:text-properties fo:font-size="14pt" officeooo:rsid="002b274e" style:font-size-asian="12.25pt" style:font-size-complex="14pt"/>
    </style:style>
    <style:style style:name="P63" style:family="paragraph" style:parent-style-name="Text_20_body" style:list-style-name="L25">
      <style:text-properties fo:font-size="14pt" officeooo:rsid="002b274e" style:font-size-asian="12.25pt" style:font-size-complex="14pt"/>
    </style:style>
    <style:style style:name="P64" style:family="paragraph" style:parent-style-name="Horizontal_20_Line">
      <style:paragraph-properties fo:margin-top="0cm" fo:margin-bottom="0.247cm" style:contextual-spacing="false" fo:line-height="115%"/>
      <style:text-properties fo:font-size="14pt" officeooo:rsid="002b274e" style:font-size-asian="12.25pt" style:font-size-complex="14pt"/>
    </style:style>
    <style:style style:name="P65" style:family="paragraph" style:parent-style-name="Text_20_body" style:list-style-name="L26">
      <style:text-properties fo:font-size="14pt" officeooo:rsid="002b274e" style:font-size-asian="12.25pt" style:font-size-complex="14pt"/>
    </style:style>
    <style:style style:name="P66" style:family="paragraph" style:parent-style-name="Heading_20_1">
      <style:paragraph-properties fo:margin-top="0cm" fo:margin-bottom="0.247cm" style:contextual-spacing="false" fo:line-height="115%"/>
      <style:text-properties fo:font-size="14pt" fo:font-weight="normal" officeooo:rsid="002b274e" style:font-size-asian="12.25pt" style:font-weight-asian="normal" style:font-size-complex="14pt" style:font-weight-complex="normal"/>
    </style:style>
    <style:style style:name="P67" style:family="paragraph" style:parent-style-name="Text_20_body" style:list-style-name="L27">
      <style:text-properties fo:font-size="14pt" officeooo:rsid="002b274e" style:font-size-asian="12.25pt" style:font-size-complex="14pt"/>
    </style:style>
    <style:style style:name="P68" style:family="paragraph" style:parent-style-name="Text_20_body" style:list-style-name="L28">
      <style:text-properties fo:font-size="14pt" officeooo:rsid="002b274e" style:font-size-asian="12.25pt" style:font-size-complex="14pt"/>
    </style:style>
    <style:style style:name="P69" style:family="paragraph" style:parent-style-name="Text_20_body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3059b7" officeooo:paragraph-rsid="003059b7" style:font-size-asian="24pt" style:font-weight-asian="bold" style:font-size-complex="24pt" style:font-weight-complex="bold"/>
    </style:style>
    <style:style style:name="P70" style:family="paragraph" style:parent-style-name="Text_20_body">
      <style:paragraph-properties fo:text-align="left" style:justify-single-word="false"/>
      <style:text-properties fo:font-size="14pt" style:text-underline-style="solid" style:text-underline-width="auto" style:text-underline-color="font-color" fo:font-weight="bold" officeooo:rsid="003059b7" officeooo:paragraph-rsid="003059b7" style:font-size-asian="14pt" style:font-weight-asian="bold" style:font-size-complex="14pt" style:font-weight-complex="bold"/>
    </style:style>
    <style:style style:name="P71" style:family="paragraph" style:parent-style-name="Text_20_body">
      <style:paragraph-properties fo:text-align="left" style:justify-single-word="false"/>
      <style:text-properties fo:font-size="14pt" style:text-underline-style="none" fo:font-weight="bold" officeooo:rsid="003059b7" officeooo:paragraph-rsid="003059b7" style:font-size-asian="14pt" style:font-weight-asian="bold" style:font-size-complex="14pt" style:font-weight-complex="bold"/>
    </style:style>
    <style:style style:name="P72" style:family="paragraph" style:parent-style-name="Text_20_body">
      <style:paragraph-properties fo:text-align="left" style:justify-single-word="false"/>
      <style:text-properties fo:font-size="14pt" style:text-underline-style="none" fo:font-weight="normal" officeooo:rsid="003059b7" officeooo:paragraph-rsid="003059b7" style:font-size-asian="14pt" style:font-weight-asian="normal" style:font-size-complex="14pt" style:font-weight-complex="normal"/>
    </style:style>
    <style:style style:name="P73" style:family="paragraph" style:parent-style-name="Text_20_body">
      <style:paragraph-properties fo:text-align="left" style:justify-single-word="false"/>
      <style:text-properties fo:font-size="14pt" style:text-underline-style="none" fo:font-weight="normal" officeooo:rsid="002b274e" officeooo:paragraph-rsid="002b274e" style:font-size-asian="12.25pt" style:font-weight-asian="normal" style:font-size-complex="14pt" style:font-weight-complex="normal"/>
    </style:style>
    <style:style style:name="P74" style:family="paragraph" style:parent-style-name="Text_20_body">
      <style:paragraph-properties fo:text-align="left" style:justify-single-word="false"/>
      <style:text-properties fo:font-size="14pt" style:text-underline-style="none" fo:font-weight="bold" officeooo:rsid="00315a1e" officeooo:paragraph-rsid="00315a1e" style:font-size-asian="12.25pt" style:font-weight-asian="bold" style:font-size-complex="14pt" style:font-weight-complex="bold"/>
    </style:style>
    <style:style style:name="P75" style:family="paragraph" style:parent-style-name="Text_20_body">
      <style:paragraph-properties fo:text-align="left" style:justify-single-word="false"/>
      <style:text-properties fo:font-size="14pt" style:text-underline-style="none" fo:font-weight="normal" officeooo:rsid="00315a1e" officeooo:paragraph-rsid="00315a1e" style:font-size-asian="12.25pt" style:font-weight-asian="normal" style:font-size-complex="14pt" style:font-weight-complex="normal"/>
    </style:style>
    <style:style style:name="P76" style:family="paragraph" style:parent-style-name="Heading_20_1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315a1e" officeooo:paragraph-rsid="00315a1e" style:font-size-asian="24pt" style:font-weight-asian="bold" style:font-size-complex="24pt" style:font-weight-complex="bold"/>
    </style:style>
    <style:style style:name="P77" style:family="paragraph" style:parent-style-name="Text_20_body">
      <style:paragraph-properties fo:text-align="left" style:justify-single-word="false"/>
      <style:text-properties fo:font-size="24pt" style:text-underline-style="solid" style:text-underline-width="auto" style:text-underline-color="font-color" fo:font-weight="bold" officeooo:rsid="00315a1e" officeooo:paragraph-rsid="00315a1e" style:font-size-asian="24pt" style:font-weight-asian="bold" style:font-size-complex="24pt" style:font-weight-complex="bold"/>
    </style:style>
    <style:style style:name="P78" style:family="paragraph" style:parent-style-name="Heading_20_1">
      <style:paragraph-properties fo:text-align="left" style:justify-single-word="false"/>
      <style:text-properties fo:font-size="14pt" style:text-underline-style="none" fo:font-weight="bold" officeooo:rsid="00315a1e" officeooo:paragraph-rsid="00315a1e" style:font-size-asian="14pt" style:font-weight-asian="bold" style:font-size-complex="14pt" style:font-weight-complex="bold"/>
    </style:style>
    <style:style style:name="P79" style:family="paragraph" style:parent-style-name="Text_20_body">
      <style:text-properties fo:font-size="14pt" officeooo:rsid="00315a1e" style:font-size-asian="14pt" style:font-size-complex="14pt"/>
    </style:style>
    <style:style style:name="P80" style:family="paragraph" style:parent-style-name="Text_20_body" style:list-style-name="L29">
      <style:text-properties fo:font-size="14pt" officeooo:rsid="00315a1e" style:font-size-asian="14pt" style:font-size-complex="14pt"/>
    </style:style>
    <style:style style:name="P81" style:family="paragraph" style:parent-style-name="Text_20_body" style:list-style-name="L30">
      <style:text-properties fo:font-size="14pt" officeooo:rsid="00315a1e" style:font-size-asian="14pt" style:font-size-complex="14pt"/>
    </style:style>
    <style:style style:name="P82" style:family="paragraph" style:parent-style-name="Text_20_body" style:list-style-name="L31">
      <style:text-properties fo:font-size="14pt" officeooo:rsid="00315a1e" style:font-size-asian="14pt" style:font-size-complex="14pt"/>
    </style:style>
    <style:style style:name="P83" style:family="paragraph" style:parent-style-name="Horizontal_20_Line">
      <style:paragraph-properties fo:margin-top="0cm" fo:margin-bottom="0.247cm" style:contextual-spacing="false" fo:line-height="115%"/>
      <style:text-properties fo:font-size="14pt" officeooo:rsid="00315a1e" style:font-size-asian="14pt" style:font-size-complex="14pt"/>
    </style:style>
    <style:style style:name="P84" style:family="paragraph" style:parent-style-name="Heading_20_1">
      <style:paragraph-properties fo:margin-top="0cm" fo:margin-bottom="0.247cm" style:contextual-spacing="false" fo:line-height="115%"/>
      <style:text-properties fo:font-size="14pt" fo:font-weight="bold" officeooo:rsid="00315a1e" style:font-size-asian="14pt" style:font-weight-asian="bold" style:font-size-complex="14pt" style:font-weight-complex="bold"/>
    </style:style>
    <style:style style:name="P85" style:family="paragraph" style:parent-style-name="Text_20_body" style:list-style-name="L32">
      <style:text-properties fo:font-size="14pt" officeooo:rsid="00315a1e" style:font-size-asian="14pt" style:font-size-complex="14pt"/>
    </style:style>
    <style:style style:name="P86" style:family="paragraph" style:parent-style-name="Text_20_body" style:list-style-name="L33">
      <style:text-properties fo:font-size="14pt" officeooo:rsid="00315a1e" style:font-size-asian="14pt" style:font-size-complex="14pt"/>
    </style:style>
    <style:style style:name="P87" style:family="paragraph" style:parent-style-name="Text_20_body" style:list-style-name="L34">
      <style:text-properties fo:font-size="14pt" officeooo:rsid="00315a1e" style:font-size-asian="14pt" style:font-size-complex="14pt"/>
    </style:style>
    <style:style style:name="P88" style:family="paragraph" style:parent-style-name="Text_20_body" style:list-style-name="L35">
      <style:text-properties fo:font-size="14pt" officeooo:rsid="00315a1e" style:font-size-asian="14pt" style:font-size-complex="14pt"/>
    </style:style>
    <style:style style:name="P89" style:family="paragraph" style:parent-style-name="Text_20_body" style:list-style-name="L36">
      <style:text-properties fo:font-size="14pt" officeooo:rsid="00315a1e" style:font-size-asian="14pt" style:font-size-complex="14pt"/>
    </style:style>
    <style:style style:name="P90" style:family="paragraph" style:parent-style-name="Text_20_body" style:list-style-name="L37">
      <style:text-properties fo:font-size="14pt" officeooo:rsid="00315a1e" style:font-size-asian="14pt" style:font-size-complex="14pt"/>
    </style:style>
    <style:style style:name="P91" style:family="paragraph" style:parent-style-name="Heading_20_1">
      <style:paragraph-properties fo:margin-top="0cm" fo:margin-bottom="0.247cm" style:contextual-spacing="false" fo:line-height="115%"/>
      <style:text-properties fo:font-size="14pt" fo:font-weight="normal" officeooo:rsid="00315a1e" style:font-size-asian="14pt" style:font-weight-asian="normal" style:font-size-complex="14pt" style:font-weight-complex="normal"/>
    </style:style>
    <style:style style:name="P92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/>
      <style:text-properties fo:font-size="14pt" officeooo:rsid="00315a1e" style:font-size-asian="14pt" style:font-size-complex="14pt"/>
    </style:style>
    <style:style style:name="P93" style:family="paragraph" style:parent-style-name="Preformatted_20_Text">
      <style:paragraph-properties fo:margin-top="0cm" fo:margin-bottom="0.247cm" style:contextual-spacing="false" fo:line-height="115%"/>
      <style:text-properties fo:font-size="14pt" officeooo:rsid="00315a1e" style:font-size-asian="14pt" style:font-size-complex="14pt"/>
    </style:style>
    <style:style style:name="P94" style:family="paragraph" style:parent-style-name="Preformatted_20_Text">
      <style:paragraph-properties fo:line-height="115%"/>
      <style:text-properties fo:font-size="14pt" officeooo:rsid="00315a1e" style:font-size-asian="14pt" style:font-size-complex="14pt"/>
    </style:style>
    <style:style style:name="P95" style:family="paragraph" style:parent-style-name="Heading_20_1">
      <style:paragraph-properties fo:margin-top="0cm" fo:margin-bottom="0.247cm" style:contextual-spacing="false" fo:line-height="115%"/>
      <style:text-properties fo:font-size="14pt" fo:font-weight="normal" officeooo:rsid="00315a1e" officeooo:paragraph-rsid="0035ea90" style:font-size-asian="14pt" style:font-weight-asian="normal" style:font-size-complex="14pt" style:font-weight-complex="normal"/>
    </style:style>
    <style:style style:name="P96" style:family="paragraph" style:parent-style-name="Text_20_body" style:list-style-name="L38">
      <style:text-properties fo:font-size="14pt" officeooo:rsid="00315a1e" style:font-size-asian="14pt" style:font-size-complex="14pt"/>
    </style:style>
    <style:style style:name="P97" style:family="paragraph" style:parent-style-name="Text_20_body" style:list-style-name="L39">
      <style:text-properties fo:font-size="14pt" officeooo:rsid="00315a1e" style:font-size-asian="14pt" style:font-size-complex="14pt"/>
    </style:style>
    <style:style style:name="P98" style:family="paragraph" style:parent-style-name="Text_20_body">
      <style:paragraph-properties fo:text-align="left" style:justify-single-word="false"/>
      <style:text-properties fo:font-size="14pt" style:text-underline-style="none" fo:font-weight="normal" officeooo:rsid="00315a1e" officeooo:paragraph-rsid="00315a1e" style:font-size-asian="14pt" style:font-weight-asian="normal" style:font-size-complex="14pt" style:font-weight-complex="normal"/>
    </style:style>
    <style:style style:name="P99" style:family="paragraph" style:parent-style-name="Text_20_body">
      <style:paragraph-properties fo:text-align="left" style:justify-single-word="false"/>
      <style:text-properties fo:font-size="14pt" fo:font-weight="normal" officeooo:rsid="00315a1e" officeooo:paragraph-rsid="00315a1e" style:font-size-asian="14pt" style:font-weight-asian="normal" style:font-size-complex="14pt" style:font-weight-complex="normal"/>
    </style:style>
    <style:style style:name="P100" style:family="paragraph" style:parent-style-name="Text_20_body" style:list-style-name="L40">
      <style:text-properties fo:font-size="14pt" officeooo:rsid="00315a1e" style:font-size-asian="14pt" style:font-size-complex="14pt"/>
    </style:style>
    <style:style style:name="P101" style:family="paragraph" style:parent-style-name="Text_20_body" style:list-style-name="L41">
      <style:text-properties fo:font-size="14pt" officeooo:rsid="00315a1e" style:font-size-asian="14pt" style:font-size-complex="14pt"/>
    </style:style>
    <style:style style:name="P102" style:family="paragraph" style:parent-style-name="Text_20_body" style:list-style-name="L42">
      <style:text-properties fo:font-size="14pt" officeooo:rsid="00315a1e" style:font-size-asian="14pt" style:font-size-complex="14pt"/>
    </style:style>
    <style:style style:name="P103" style:family="paragraph" style:parent-style-name="Text_20_body" style:list-style-name="L43">
      <style:text-properties fo:font-size="14pt" officeooo:rsid="00315a1e" style:font-size-asian="14pt" style:font-size-complex="14pt"/>
    </style:style>
    <style:style style:name="P104" style:family="paragraph" style:parent-style-name="Text_20_body" style:list-style-name="L44">
      <style:text-properties fo:font-size="14pt" officeooo:rsid="00315a1e" style:font-size-asian="14pt" style:font-size-complex="14pt"/>
    </style:style>
    <style:style style:name="P105" style:family="paragraph" style:parent-style-name="Text_20_body" style:list-style-name="L45">
      <style:text-properties fo:font-size="14pt" officeooo:rsid="00315a1e" style:font-size-asian="14pt" style:font-size-complex="14pt"/>
    </style:style>
    <style:style style:name="T1" style:family="text">
      <style:text-properties fo:font-size="18pt" fo:font-weight="bold" officeooo:rsid="0009bf5c" style:font-size-asian="18pt" style:font-weight-asian="bold" style:font-size-complex="18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officeooo:rsid="0023c36a"/>
    </style:style>
    <style:style style:name="T4" style:family="text">
      <style:text-properties officeooo:rsid="0035ea90"/>
    </style:style>
    <style:style style:name="T5" style:family="text">
      <style:text-properties style:text-underline-style="non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rements.</text:p>
      <text:p text:style-name="P2"/>
      <text:p text:style-name="P2">1. Functional Requirements.</text:p>
      <text:p text:style-name="P2"/>
      <text:p text:style-name="P3">1️. User Management</text:p>
      <text:list text:style-name="L1">
        <text:list-item>
          <text:p text:style-name="P4">User can register</text:p>
        </text:list-item>
        <text:list-item>
          <text:p text:style-name="P4">User can login</text:p>
        </text:list-item>
        <text:list-item>
          <text:p text:style-name="P4">User can logout</text:p>
        </text:list-item>
        <text:list-item>
          <text:p text:style-name="P4">User session persists</text:p>
        </text:list-item>
        <text:list-item>
          <text:p text:style-name="P4">User profile exists</text:p>
        </text:list-item>
      </text:list>
      <text:h text:style-name="P5" text:outline-level="3">2. Document Management</text:h>
      <text:list text:style-name="L2">
        <text:list-item>
          <text:p text:style-name="P6">Create a document</text:p>
        </text:list-item>
        <text:list-item>
          <text:p text:style-name="P6">Rename a document</text:p>
        </text:list-item>
        <text:list-item>
          <text:p text:style-name="P6">Delete a document</text:p>
        </text:list-item>
        <text:list-item>
          <text:p text:style-name="P6">View list of user’s documents</text:p>
        </text:list-item>
        <text:list-item>
          <text:p text:style-name="P6">Open a document</text:p>
        </text:list-item>
        <text:list-item>
          <text:p text:style-name="P6">Save a document</text:p>
        </text:list-item>
        <text:list-item>
          <text:p text:style-name="P6">Autosave document</text:p>
        </text:list-item>
      </text:list>
      <text:h text:style-name="P5" text:outline-level="3">3️. Editor Capabilities</text:h>
      <text:list text:style-name="L3">
        <text:list-item>
          <text:p text:style-name="P7">Rich text editing (bold, italic, underline)</text:p>
        </text:list-item>
        <text:list-item>
          <text:p text:style-name="P7">Paragraph formatting</text:p>
        </text:list-item>
        <text:list-item>
          <text:p text:style-name="P7">Headings</text:p>
        </text:list-item>
        <text:list-item>
          <text:p text:style-name="P7">Lists</text:p>
        </text:list-item>
        <text:list-item>
          <text:p text:style-name="P7">Basic keyboard shortcuts</text:p>
        </text:list-item>
      </text:list>
      <text:h text:style-name="P5" text:outline-level="3">4️. Real-Time Editing</text:h>
      <text:list text:style-name="L4">
        <text:list-item>
          <text:p text:style-name="P8">Multiple users can open same document</text:p>
        </text:list-item>
        <text:list-item>
          <text:p text:style-name="P8">Changes appear instantly</text:p>
        </text:list-item>
        <text:list-item>
          <text:p text:style-name="P8">No data loss</text:p>
        </text:list-item>
        <text:list-item>
          <text:p text:style-name="P8">Conflict resolution</text:p>
        </text:list-item>
      </text:list>
      <text:h text:style-name="P5" text:outline-level="3"><text:soft-page-break/>5. Presence Awareness</text:h>
      <text:list text:style-name="L5">
        <text:list-item>
          <text:p text:style-name="P9">See other active users</text:p>
        </text:list-item>
        <text:list-item>
          <text:p text:style-name="P9">See live cursors</text:p>
        </text:list-item>
        <text:list-item>
          <text:p text:style-name="P9">See selection highlights</text:p>
        </text:list-item>
      </text:list>
      <text:h text:style-name="P5" text:outline-level="3">6️. <text:s/>Sharing</text:h>
      <text:list text:style-name="L6">
        <text:list-item>
          <text:p text:style-name="P10">Share document via link</text:p>
        </text:list-item>
        <text:list-item>
          <text:p text:style-name="P10">Invite specific users</text:p>
        </text:list-item>
        <text:list-item>
          <text:p text:style-name="P10">Remove access</text:p>
        </text:list-item>
      </text:list>
      <text:h text:style-name="P5" text:outline-level="3">7️. Permission Levels</text:h>
      <text:list text:style-name="L7">
        <text:list-item>
          <text:p text:style-name="P11">Viewer</text:p>
        </text:list-item>
        <text:list-item>
          <text:p text:style-name="P11">Commenter</text:p>
        </text:list-item>
        <text:list-item>
          <text:p text:style-name="P11">Editor</text:p>
        </text:list-item>
        <text:list-item>
          <text:p text:style-name="P11">Owner</text:p>
        </text:list-item>
      </text:list>
      <text:h text:style-name="P5" text:outline-level="3">8️. Version History</text:h>
      <text:list text:style-name="L8">
        <text:list-item>
          <text:p text:style-name="P12">Store snapshots</text:p>
        </text:list-item>
        <text:list-item>
          <text:p text:style-name="P12">Restore older versions</text:p>
        </text:list-item>
        <text:list-item>
          <text:p text:style-name="P12">Show timeline of edits</text:p>
        </text:list-item>
      </text:list>
      <text:h text:style-name="P5" text:outline-level="3">9️. Export</text:h>
      <text:list text:style-name="L9">
        <text:list-item>
          <text:p text:style-name="P13">Export as PDF</text:p>
        </text:list-item>
        <text:list-item>
          <text:p text:style-name="P13">Export as DOCX</text:p>
        </text:list-item>
        <text:list-item>
          <text:p text:style-name="P13">Export as plain text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5"><text:span text:style-name="T1">2. Non-</text:span><text:span text:style-name="T2">Functional Requirements.</text:span></text:p>
      <text:p text:style-name="P16"/>
      <text:h text:style-name="P17" text:outline-level="1">1️. Performance</text:h>
      <text:p text:style-name="P18">How fast should things happen?</text:p>
      <text:p text:style-name="P19">Examples:</text:p>
      <text:list text:style-name="L10">
        <text:list-item>
          <text:p text:style-name="P20">Document loads in &lt; 1–2 seconds</text:p>
        </text:list-item>
        <text:list-item>
          <text:p text:style-name="P20">Typing latency under 100ms</text:p>
        </text:list-item>
        <text:list-item>
          <text:p text:style-name="P20">Real-time sync delay &lt; 200ms</text:p>
        </text:list-item>
        <text:list-item>
          <text:p text:style-name="P20">Autosave doesn’t block typing</text:p>
        </text:list-item>
      </text:list>
      <text:p text:style-name="P19">If typing lags… the product feels broken.</text:p>
      <text:h text:style-name="P21" text:outline-level="1">2️. Scalability</text:h>
      <text:p text:style-name="P18">How many users should it handle?</text:p>
      <text:list text:style-name="L11">
        <text:list-item>
          <text:p text:style-name="P22">100 users?</text:p>
        </text:list-item>
        <text:list-item>
          <text:p text:style-name="P22">10,000 concurrent users?</text:p>
        </text:list-item>
        <text:list-item>
          <text:p text:style-name="P22">1 million documents stored?</text:p>
        </text:list-item>
      </text:list>
      <text:p text:style-name="P18">Questions:</text:p>
      <text:list text:style-name="L12">
        <text:list-item>
          <text:p text:style-name="P23">Can WebSocket connections scale horizontally?</text:p>
        </text:list-item>
        <text:list-item>
          <text:p text:style-name="P23">Can DB handle frequent writes?</text:p>
        </text:list-item>
        <text:list-item>
          <text:p text:style-name="P23">Can we shard documents later?</text:p>
        </text:list-item>
      </text:list>
      <text:h text:style-name="P21" text:outline-level="1">3️. Security</text:h>
      <text:p text:style-name="P18">Very important.</text:p>
      <text:list text:style-name="L13">
        <text:list-item>
          <text:p text:style-name="P24">Password hashing (bcrypt/argon2)</text:p>
        </text:list-item>
        <text:list-item>
          <text:p text:style-name="P24">HTTPS only</text:p>
        </text:list-item>
        <text:list-item>
          <text:p text:style-name="P24">JWT expiration</text:p>
        </text:list-item>
        <text:list-item>
          <text:p text:style-name="P24">Access control checks</text:p>
        </text:list-item>
        <text:list-item>
          <text:p text:style-name="P24">Input sanitization</text:p>
        </text:list-item>
        <text:list-item>
          <text:p text:style-name="P24"><text:soft-page-break/>Protection against XSS (very important in editors)</text:p>
        </text:list-item>
      </text:list>
      <text:p text:style-name="P18">For collaboration systems, security is serious.</text:p>
      <text:h text:style-name="P21" text:outline-level="1">4️. Reliability</text:h>
      <text:list text:style-name="L14">
        <text:list-item>
          <text:p text:style-name="P25">No data loss</text:p>
        </text:list-item>
        <text:list-item>
          <text:p text:style-name="P25">Document state must not corrupt</text:p>
        </text:list-item>
        <text:list-item>
          <text:p text:style-name="P25">Autosave must be safe</text:p>
        </text:list-item>
        <text:list-item>
          <text:p text:style-name="P25">Server crash should not destroy sessions</text:p>
        </text:list-item>
      </text:list>
      <text:p text:style-name="P18">We might need:</text:p>
      <text:list text:style-name="L15">
        <text:list-item>
          <text:p text:style-name="P26">Backup strategy</text:p>
        </text:list-item>
        <text:list-item>
          <text:p text:style-name="P26">Write-ahead logs</text:p>
        </text:list-item>
        <text:list-item>
          <text:p text:style-name="P26">Versioning</text:p>
        </text:list-item>
      </text:list>
      <text:h text:style-name="P21" text:outline-level="1">5️. Availability</text:h>
      <text:p text:style-name="P19">Uptime target:</text:p>
      <text:list text:style-name="L16">
        <text:list-item>
          <text:p text:style-name="P27">99%?</text:p>
        </text:list-item>
        <text:list-item>
          <text:p text:style-name="P27">99.9%?</text:p>
        </text:list-item>
      </text:list>
      <text:p text:style-name="P19">Should system work even if:</text:p>
      <text:list text:style-name="L17">
        <text:list-item>
          <text:p text:style-name="P28">One server crashes?</text:p>
        </text:list-item>
        <text:list-item>
          <text:p text:style-name="P28">WebSocket node dies?</text:p>
        </text:list-item>
      </text:list>
      <text:p text:style-name="P18">That affects infrastructure design.</text:p>
      <text:h text:style-name="P21" text:outline-level="1">6️. Consistency</text:h>
      <text:p text:style-name="P19">For real-time editing:</text:p>
      <text:list text:style-name="L18">
        <text:list-item>
          <text:p text:style-name="P29">All users must see the same document state</text:p>
        </text:list-item>
        <text:list-item>
          <text:p text:style-name="P29">No conflicting final states</text:p>
        </text:list-item>
      </text:list>
      <text:p text:style-name="P18">This is where OT or CRDT matters.</text:p>
      <text:h text:style-name="P21" text:outline-level="1">7️. Maintainability</text:h>
      <text:p text:style-name="P18">Can you:</text:p>
      <text:list text:style-name="L19">
        <text:list-item>
          <text:p text:style-name="P30">Add comments feature later?</text:p>
        </text:list-item>
        <text:list-item>
          <text:p text:style-name="P30"><text:soft-page-break/>Add AI suggestions?</text:p>
        </text:list-item>
        <text:list-item>
          <text:p text:style-name="P30">Refactor without breaking everything?</text:p>
        </text:list-item>
      </text:list>
      <text:h text:style-name="P21" text:outline-level="1">8️. Extensibility</text:h>
      <text:p text:style-name="P18">Can we:</text:p>
      <text:list text:style-name="L20">
        <text:list-item>
          <text:p text:style-name="P31">Add plugins?</text:p>
        </text:list-item>
        <text:list-item>
          <text:p text:style-name="P31">Add Markdown mode?</text:p>
        </text:list-item>
        <text:list-item>
          <text:p text:style-name="P31">Add collaboration history?</text:p>
        </text:list-item>
      </text:list>
      <text:p text:style-name="P32"/>
      <text:p text:style-name="P33">Database.</text:p>
      <text:p text:style-name="P33"/>
      <text:p text:style-name="P34">1. Users Table.</text:p>
      <text:h text:style-name="P35" text:outline-level="2">users</text:h>
      <text:p text:style-name="P36">id (UUID, PK) </text:p>
      <text:p text:style-name="P36">name (VARCHAR) </text:p>
      <text:p text:style-name="P36">email (VARCHAR, UNIQUE) </text:p>
      <text:p text:style-name="P36">password_hash (TEXT) </text:p>
      <text:p text:style-name="P36">created_at (TIMESTAMP) </text:p>
      <text:p text:style-name="P36">updated_at (TIMESTAMP)</text:p>
      <text:p text:style-name="P36"/>
      <text:p text:style-name="P37">Documents</text:p>
      <text:p text:style-name="P38">id (UUID, PK) </text:p>
      <text:p text:style-name="P38">title (VARCHAR) </text:p>
      <text:p text:style-name="P38">owner_id (UUID, FK → users.id) </text:p>
      <text:p text:style-name="P38">content (JSONB) </text:p>
      <text:p text:style-name="P38">created_at (TIMESTAMP) </text:p>
      <text:p text:style-name="P38">updated_at (TIMESTAMP) </text:p>
      <text:p text:style-name="P38">is_deleted (BOOLEAN)</text:p>
      <text:p text:style-name="P39"><text:soft-page-break/>-------JSONB Structure</text:p>
      <text:p text:style-name="Text_20_body">{</text:p>
      <text:p text:style-name="Text_20_body"><text:s text:c="2"/>"type": "doc",</text:p>
      <text:p text:style-name="Text_20_body"><text:s text:c="2"/>"content": [</text:p>
      <text:p text:style-name="Text_20_body"><text:s text:c="4"/>{ "type": "paragraph", "text": "Hello world" }</text:p>
      <text:p text:style-name="Text_20_body"><text:s text:c="2"/>]</text:p>
      <text:p text:style-name="Text_20_body">}</text:p>
      <text:p text:style-name="Text_20_body"/>
      <text:p text:style-name="P40">Permissions.</text:p>
      <text:p text:style-name="P41">id (UUID, PK) </text:p>
      <text:p text:style-name="P41">document_id (UUID, FK → documents.id) </text:p>
      <text:p text:style-name="P41">user_id (UUID, FK → users.id) </text:p>
      <text:p text:style-name="P41">role (ENUM: 'viewer', 'editor', 'owner') </text:p>
      <text:p text:style-name="P41">created_at (TIMESTAMP)</text:p>
      <text:p text:style-name="P42">API Gateways</text:p>
      <text:p text:style-name="P43"/>
      <text:p text:style-name="P44">1. Auth Gateways</text:p>
      <text:p text:style-name="P45">- POST /api/v1/auth/register</text:p>
      <text:p text:style-name="P45">{</text:p>
      <text:p text:style-name="P45"><text:s text:c="2"/>"name": "Satvik",</text:p>
      <text:p text:style-name="P45"><text:s text:c="2"/>"email": "satvik@email.com",</text:p>
      <text:p text:style-name="P45"><text:s text:c="2"/>"password": "password123"</text:p>
      <text:p text:style-name="P45">}</text:p>
      <text:p text:style-name="P45"/>
      <text:p text:style-name="P45">- POST /api/v1/auth/login</text:p>
      <text:p text:style-name="P45">Returns:</text:p>
      <text:list text:style-name="L21">
        <text:list-item>
          <text:p text:style-name="P46">JWT token</text:p>
        </text:list-item>
        <text:list-item>
          <text:p text:style-name="P46">User info</text:p>
        </text:list-item>
      </text:list>
      <text:p text:style-name="P45"/>
      <text:p text:style-name="P45"><text:soft-page-break/>- GET /api/v1/auth/me</text:p>
      <text:p text:style-name="P45">Authorization: Bearer &lt;token&gt;</text:p>
      <text:p text:style-name="P45"/>
      <text:p text:style-name="P47"><text:span text:style-name="T3">2. Documents</text:span> Gateways</text:p>
      <text:p text:style-name="P48">- POST /api/v1/documents</text:p>
      <text:p text:style-name="P48">{</text:p>
      <text:p text:style-name="P48"><text:s text:c="2"/>"title": "Untitled Document"</text:p>
      <text:p text:style-name="P48">}</text:p>
      <text:p text:style-name="P48"/>
      <text:p text:style-name="P48">Server:</text:p>
      <text:list text:style-name="L22">
        <text:list-item>
          <text:p text:style-name="P49">Creates empty JSONB content</text:p>
        </text:list-item>
        <text:list-item>
          <text:p text:style-name="P49">Assigns owner</text:p>
        </text:list-item>
      </text:list>
      <text:p text:style-name="P48"/>
      <text:p text:style-name="P50">Get all documents</text:p>
      <text:p text:style-name="P48">- GET /api/v1/documents</text:p>
      <text:p text:style-name="P48">Returns:</text:p>
      <text:list text:style-name="L23">
        <text:list-item>
          <text:p text:style-name="P51">id</text:p>
        </text:list-item>
        <text:list-item>
          <text:p text:style-name="P51">title</text:p>
        </text:list-item>
        <text:list-item>
          <text:p text:style-name="P51">updated_at</text:p>
        </text:list-item>
      </text:list>
      <text:p text:style-name="P52"/>
      <text:p text:style-name="P53">Get Single Document</text:p>
      <text:p text:style-name="P48">GET /api/v1/documents/:id</text:p>
      <text:p text:style-name="P48">Returns:</text:p>
      <text:list text:style-name="L24">
        <text:list-item>
          <text:p text:style-name="P54">title</text:p>
        </text:list-item>
        <text:list-item>
          <text:p text:style-name="P54">content</text:p>
        </text:list-item>
        <text:list-item>
          <text:p text:style-name="P54">permission level</text:p>
        </text:list-item>
      </text:list>
      <text:p text:style-name="P48"/>
      <text:p text:style-name="P48"/>
      <text:p text:style-name="P55"><text:soft-page-break/>Update Documents</text:p>
      <text:p text:style-name="P56">PUT /api/v1/documents/:id</text:p>
      <text:p text:style-name="P56"/>
      <text:p text:style-name="P56">{</text:p>
      <text:p text:style-name="P56"><text:s text:c="2"/>"content": {...},</text:p>
      <text:p text:style-name="P56"><text:s text:c="2"/>"title": "Updated title"</text:p>
      <text:p text:style-name="P56">}</text:p>
      <text:p text:style-name="P56"/>
      <text:p text:style-name="P57">Delete Documents</text:p>
      <text:p text:style-name="P58">DELETE /api/v1/documents/:id</text:p>
      <text:p text:style-name="P58"/>
      <text:p text:style-name="P59">Front End</text:p>
      <text:h text:style-name="P60" text:outline-level="1">Authentication Pages</text:h>
      <text:h text:style-name="P61" text:outline-level="3">🟢 Login Page</text:h>
      <text:p text:style-name="P62">Purpose:</text:p>
      <text:list text:style-name="L25">
        <text:list-item>
          <text:p text:style-name="P63">Email + password</text:p>
        </text:list-item>
        <text:list-item>
          <text:p text:style-name="P63">Receive JWT</text:p>
        </text:list-item>
        <text:list-item>
          <text:p text:style-name="P63">Store token (httpOnly cookie preferred)</text:p>
        </text:list-item>
      </text:list>
      <text:p text:style-name="P64"/>
      <text:h text:style-name="P61" text:outline-level="3">🟢 Register Page</text:h>
      <text:p text:style-name="P62">Purpose:</text:p>
      <text:list text:style-name="L26">
        <text:list-item>
          <text:p text:style-name="P65">Create account</text:p>
        </text:list-item>
        <text:list-item>
          <text:p text:style-name="P65">Basic validation</text:p>
        </text:list-item>
      </text:list>
      <text:p text:style-name="P62">That’s it for auth.</text:p>
      <text:p text:style-name="P62">(You can even combine login/register into one dynamic page if you want elegance.)</text:p>
      <text:p text:style-name="P64"/>
      <text:h text:style-name="P66" text:outline-level="1"><text:soft-page-break/>2️⃣ Dashboard Page (Document List)</text:h>
      <text:p text:style-name="P62">This is important.</text:p>
      <text:h text:style-name="P61" text:outline-level="3">🟢 <text:span text:style-name="Source_20_Text">/dashboard</text:span></text:h>
      <text:p text:style-name="P62">Features:</text:p>
      <text:list text:style-name="L27">
        <text:list-item>
          <text:p text:style-name="P67">List of user documents</text:p>
        </text:list-item>
        <text:list-item>
          <text:p text:style-name="P67">“Create New Document” button</text:p>
        </text:list-item>
        <text:list-item>
          <text:p text:style-name="P67">Rename document</text:p>
        </text:list-item>
        <text:list-item>
          <text:p text:style-name="P67">Delete document</text:p>
        </text:list-item>
        <text:list-item>
          <text:p text:style-name="P67">Show last updated timestamp</text:p>
        </text:list-item>
      </text:list>
      <text:p text:style-name="P62">This page makes your system feel real.</text:p>
      <text:p text:style-name="P62">Without it, everything feels disconnected.</text:p>
      <text:p text:style-name="P64"/>
      <text:h text:style-name="P66" text:outline-level="1">3️⃣ Editor Page (The Core)</text:h>
      <text:h text:style-name="P61" text:outline-level="3">🟢 <text:span text:style-name="Source_20_Text">/documents/:id</text:span></text:h>
      <text:p text:style-name="P62">This is the heart.</text:p>
      <text:p text:style-name="P62">It contains:</text:p>
      <text:list text:style-name="L28">
        <text:list-item>
          <text:p text:style-name="P68">Title input field</text:p>
        </text:list-item>
        <text:list-item>
          <text:p text:style-name="P68">Rich text editor</text:p>
        </text:list-item>
        <text:list-item>
          <text:p text:style-name="P68">Autosave indicator</text:p>
        </text:list-item>
        <text:list-item>
          <text:p text:style-name="P68">Maybe user avatar (later)</text:p>
        </text:list-item>
        <text:list-item>
          <text:p text:style-name="P68">Permission badge (later)</text:p>
        </text:list-item>
      </text:list>
      <text:p text:style-name="P62">This is where 80% of engineering complexity lives.</text:p>
      <text:p text:style-name="P64"/>
      <text:h text:style-name="P66" text:outline-level="1">🌿 That’s It For Phase 1</text:h>
      <text:p text:style-name="P62">Login<text:line-break/>Register<text:line-break/>Dashboard<text:line-break/>Editor</text:p>
      <text:p text:style-name="P62">Four pages.</text:p>
      <text:p text:style-name="P62"><text:soft-page-break/>Clean. Minimal. Powerful.</text:p>
      <text:p text:style-name="P62"/>
      <text:p text:style-name="P69">High Level Architecture.</text:p>
      <text:p text:style-name="P70"/>
      <text:p text:style-name="P71">Monolithic Structure.</text:p>
      <text:p text:style-name="P72">Client (React)</text:p>
      <text:p text:style-name="P72"><text:s text:c="8"/>↓</text:p>
      <text:p text:style-name="P72">HTTPS (REST API)</text:p>
      <text:p text:style-name="P72"><text:s text:c="8"/>↓</text:p>
      <text:p text:style-name="P72">Backend Server (Node.js)</text:p>
      <text:p text:style-name="P72"><text:s text:c="8"/>↓</text:p>
      <text:p text:style-name="P72">PostgreSQL</text:p>
      <text:p text:style-name="P73"/>
      <text:p text:style-name="P74">Backend Layer</text:p>
      <text:p text:style-name="P75">Controllers</text:p>
      <text:p text:style-name="P75"><text:s text:c="4"/>↓</text:p>
      <text:p text:style-name="P75">Services</text:p>
      <text:p text:style-name="P75"><text:s text:c="4"/>↓</text:p>
      <text:p text:style-name="P75">Repositories</text:p>
      <text:p text:style-name="P75"><text:s text:c="4"/>↓</text:p>
      <text:p text:style-name="P75">PostgreSQL</text:p>
      <text:p text:style-name="P75"/>
      <text:p text:style-name="P75"/>
      <text:p text:style-name="P75"/>
      <text:p text:style-name="P75"/>
      <text:p text:style-name="P75"/>
      <text:p text:style-name="P75"/>
      <text:h text:style-name="P76" text:outline-level="1"><text:soft-page-break/>State Management Strategy (Frontend)</text:h>
      <text:p text:style-name="P77"/>
      <text:h text:style-name="P78" text:outline-level="1">1️. Server State (Data from Backend)</text:h>
      <text:p text:style-name="P79">Examples:</text:p>
      <text:list text:style-name="L29">
        <text:list-item>
          <text:p text:style-name="P80">List of documents</text:p>
        </text:list-item>
        <text:list-item>
          <text:p text:style-name="P80">Single document content</text:p>
        </text:list-item>
        <text:list-item>
          <text:p text:style-name="P80">User profile</text:p>
        </text:list-item>
      </text:list>
      <text:p text:style-name="P79">This state:</text:p>
      <text:list text:style-name="L30">
        <text:list-item>
          <text:p text:style-name="P81">Comes from API</text:p>
        </text:list-item>
        <text:list-item>
          <text:p text:style-name="P81">Can be refetched</text:p>
        </text:list-item>
        <text:list-item>
          <text:p text:style-name="P81">Needs caching</text:p>
        </text:list-item>
        <text:list-item>
          <text:p text:style-name="P81">Needs loading/error handling</text:p>
        </text:list-item>
      </text:list>
      <text:p text:style-name="P79">Best tool here?</text:p>
      <text:p text:style-name="P79"><text:span text:style-name="Strong_20_Emphasis">React Query</text:span> (now called TanStack Query)</text:p>
      <text:p text:style-name="P79">Why?</text:p>
      <text:p text:style-name="P79">Because it:</text:p>
      <text:list text:style-name="L31">
        <text:list-item>
          <text:p text:style-name="P82">Handles caching</text:p>
        </text:list-item>
        <text:list-item>
          <text:p text:style-name="P82">Handles refetching</text:p>
        </text:list-item>
        <text:list-item>
          <text:p text:style-name="P82">Handles loading states</text:p>
        </text:list-item>
        <text:list-item>
          <text:p text:style-name="P82">Avoids unnecessary global stores</text:p>
        </text:list-item>
      </text:list>
      <text:p text:style-name="P79">Do NOT store server data in Redux unless you enjoy suffering.</text:p>
      <text:p text:style-name="P83"/>
      <text:h text:style-name="P84" text:outline-level="1">2️. Editor State (Most Important)</text:h>
      <text:p text:style-name="P79">This is different.</text:p>
      <text:p text:style-name="P79">Your rich text editor (like TipTap) maintains its own internal state.</text:p>
      <text:p text:style-name="P79">That state:</text:p>
      <text:list text:style-name="L32">
        <text:list-item>
          <text:p text:style-name="P85">Updates every keystroke</text:p>
        </text:list-item>
        <text:list-item>
          <text:p text:style-name="P85"><text:soft-page-break/>Should NOT re-render entire React tree</text:p>
        </text:list-item>
        <text:list-item>
          <text:p text:style-name="P85">Should be isolated</text:p>
        </text:list-item>
      </text:list>
      <text:p text:style-name="P79">Let the editor library manage its own state.</text:p>
      <text:p text:style-name="P79">You only:</text:p>
      <text:list text:style-name="L33">
        <text:list-item>
          <text:p text:style-name="P86">Listen for changes</text:p>
        </text:list-item>
        <text:list-item>
          <text:p text:style-name="P86">Trigger debounced save</text:p>
        </text:list-item>
      </text:list>
      <text:p text:style-name="P79">Do NOT put live editor content in global store.<text:line-break/>You’ll create lag.</text:p>
      <text:p text:style-name="P83"/>
      <text:h text:style-name="P84" text:outline-level="1">3️. UI State</text:h>
      <text:p text:style-name="P79">Examples:</text:p>
      <text:list text:style-name="L34">
        <text:list-item>
          <text:p text:style-name="P87">Is sidebar open?</text:p>
        </text:list-item>
        <text:list-item>
          <text:p text:style-name="P87">Is “Saving…” indicator visible?</text:p>
        </text:list-item>
        <text:list-item>
          <text:p text:style-name="P87">Is modal open?</text:p>
        </text:list-item>
      </text:list>
      <text:p text:style-name="P79">This is lightweight state.</text:p>
      <text:p text:style-name="P79">Use:</text:p>
      <text:list text:style-name="L35">
        <text:list-item>
          <text:p text:style-name="P88">useState</text:p>
        </text:list-item>
        <text:list-item>
          <text:p text:style-name="P88">or Context if shared globally</text:p>
        </text:list-item>
      </text:list>
      <text:p text:style-name="P79">No need for Redux here.</text:p>
      <text:p text:style-name="P83"/>
      <text:h text:style-name="P84" text:outline-level="1">4️. Auth State</text:h>
      <text:p text:style-name="P79">You need:</text:p>
      <text:list text:style-name="L36">
        <text:list-item>
          <text:p text:style-name="P89">Is user logged in?</text:p>
        </text:list-item>
        <text:list-item>
          <text:p text:style-name="P89">User info</text:p>
        </text:list-item>
        <text:list-item>
          <text:p text:style-name="P89">Token handling</text:p>
        </text:list-item>
      </text:list>
      <text:p text:style-name="P79">Strategy:</text:p>
      <text:list text:style-name="L37">
        <text:list-item>
          <text:p text:style-name="P90">Store JWT in httpOnly cookie (backend sets it)</text:p>
        </text:list-item>
        <text:list-item>
          <text:p text:style-name="P90">Use React Context to store user object</text:p>
        </text:list-item>
        <text:list-item>
          <text:p text:style-name="P90">Fetch <text:span text:style-name="Source_20_Text">/auth/me</text:span> on app load</text:p>
        </text:list-item>
      </text:list>
      <text:p text:style-name="P79"><text:soft-page-break/>Auth state should be simple and centralized.</text:p>
      <text:p text:style-name="P83"/>
      <text:h text:style-name="P91" text:outline-level="1">🏗️ Suggested State Architecture</text:h>
      <text:section text:style-name="Sect1" text:name="code-block-viewer">
        <text:p text:style-name="P92">App</text:p>
        <text:p text:style-name="P93"><text:s/>├── AuthContext</text:p>
        <text:p text:style-name="P93"><text:s/>├── React Query Provider</text:p>
        <text:p text:style-name="P93"><text:s/>├── Layout</text:p>
        <text:p text:style-name="P93"><text:s/>│ <text:s text:c="4"/>├── Sidebar (documents list via React Query)</text:p>
        <text:p text:style-name="P93"><text:s/>│ <text:s text:c="4"/>└── Editor Page</text:p>
        <text:p text:style-name="P93"><text:s/>│ <text:s text:c="10"/>├── Editor (local state)</text:p>
        <text:p text:style-name="P94"><text:s/>│ <text:s text:c="10"/>└── Autosave logic</text:p>
      </text:section>
      <text:p text:style-name="P79">Clean separation.</text:p>
      <text:p text:style-name="P83"/>
      <text:h text:style-name="P91" text:outline-level="1">⚡ Autosave State Strategy</text:h>
      <text:p text:style-name="P79">Here’s how it should work:</text:p>
      <text:p text:style-name="P79">Editor change event<text:line-break/>↓<text:line-break/>Debounce 2 seconds<text:line-break/>↓<text:line-break/>Call mutation (React Query)<text:line-break/>↓<text:line-break/>Show "Saving..."<text:line-break/>↓<text:line-break/>On success → "Saved"</text:p>
      <text:p text:style-name="P79">No global store needed.</text:p>
      <text:p text:style-name="P83"/>
      <text:h text:style-name="P91" text:outline-level="1">🚨 What Should NOT Do</text:h>
      <text:p text:style-name="P79">❌ Don’t store editor content in Redux<text:line-break/>❌ Don’t refetch entire document on every save<text:line-break/>❌ Don’t couple editor state with document list state</text:p>
      <text:p text:style-name="P79">Keep boundaries clean.</text:p>
      <text:p text:style-name="P83"/>
      <text:h text:style-name="P95" text:outline-level="1"><text:soft-page-break/>🌿 When Real-Time Comes Later</text:h>
      <text:h text:style-name="P95" text:outline-level="1"><text:span text:style-name="T4">I</text:span>ntroduce:</text:h>
      <text:p text:style-name="P79">RealtimeContext</text:p>
      <text:p text:style-name="P79">It will:</text:p>
      <text:list text:style-name="L38">
        <text:list-item>
          <text:p text:style-name="P96">Open WebSocket</text:p>
        </text:list-item>
        <text:list-item>
          <text:p text:style-name="P96">Sync document changes</text:p>
        </text:list-item>
        <text:list-item>
          <text:p text:style-name="P96">Update editor via operations</text:p>
        </text:list-item>
      </text:list>
      <text:p text:style-name="P79">Still:<text:line-break/>Editor remains isolated.</text:p>
      <text:p text:style-name="P83"/>
      <text:h text:style-name="P91" text:outline-level="1">🎯 Final Recommendation Stack (Frontend)</text:h>
      <text:list text:style-name="L39">
        <text:list-item>
          <text:p text:style-name="P97">React</text:p>
        </text:list-item>
        <text:list-item>
          <text:p text:style-name="P97">React Router</text:p>
        </text:list-item>
        <text:list-item>
          <text:p text:style-name="P97">React Query</text:p>
        </text:list-item>
        <text:list-item>
          <text:p text:style-name="P97">Context API (for auth)</text:p>
        </text:list-item>
        <text:list-item>
          <text:p text:style-name="P97">TipTap (for editor)</text:p>
        </text:list-item>
      </text:list>
      <text:p text:style-name="P79">No Redux needed for this scale.</text:p>
      <text:p text:style-name="P83"/>
      <text:p text:style-name="P79">Now let me test your architectural instinct:</text:p>
      <text:p text:style-name="P79">If user opens two tabs editing same document (single-user system, no realtime yet)...</text:p>
      <text:p text:style-name="P79">What problem might happen with autosave?</text:p>
      <text:p text:style-name="P79">Think before answering.</text:p>
      <text:p text:style-name="P98"/>
      <text:p text:style-name="P99"><text:span text:style-name="T5"><text:tab/></text:span>1️⃣ 🔄 Data Flow: End-to-End User Journey</text:p>
      <text:p text:style-name="P79">We need to simulate:</text:p>
      <text:p text:style-name="P79">“User logs in → creates document → edits → autosaves → refreshes → loads again.”</text:p>
      <text:p text:style-name="P79">And define exactly:</text:p>
      <text:list text:style-name="L40">
        <text:list-item>
          <text:p text:style-name="P100">What request happens</text:p>
        </text:list-item>
        <text:list-item>
          <text:p text:style-name="P100">What response returns</text:p>
        </text:list-item>
        <text:list-item>
          <text:p text:style-name="P100"><text:soft-page-break/>What state updates</text:p>
        </text:list-item>
        <text:list-item>
          <text:p text:style-name="P100">What DB writes occur</text:p>
        </text:list-item>
      </text:list>
      <text:p text:style-name="P79">This prevents hidden bugs later.</text:p>
      <text:p text:style-name="P83"/>
      <text:h text:style-name="P91" text:outline-level="1">2️⃣ ⏱ Autosave + Concurrency Strategy</text:h>
      <text:p text:style-name="P79">We briefly touched it.</text:p>
      <text:p text:style-name="P79">But we need to decide:</text:p>
      <text:list text:style-name="L41">
        <text:list-item>
          <text:p text:style-name="P101">Debounce time?</text:p>
        </text:list-item>
        <text:list-item>
          <text:p text:style-name="P101">What if two tabs are open?</text:p>
        </text:list-item>
        <text:list-item>
          <text:p text:style-name="P101">What if network fails mid-save?</text:p>
        </text:list-item>
        <text:list-item>
          <text:p text:style-name="P101">Should we add version number field to detect overwrite?</text:p>
        </text:list-item>
      </text:list>
      <text:p text:style-name="P79">This becomes important before real-time even exists.</text:p>
      <text:p text:style-name="P83"/>
      <text:h text:style-name="P91" text:outline-level="1">3️⃣ API Response Standards</text:h>
      <text:p text:style-name="P79">Professional systems define a response contract.</text:p>
      <text:p text:style-name="P79">Example:</text:p>
      <text:section text:style-name="Sect1" text:name="Section1">
        <text:p text:style-name="P92"><text:bookmark text:name="code-block-viewer"/>{</text:p>
        <text:p text:style-name="P93"><text:s text:c="2"/>"success": true,</text:p>
        <text:p text:style-name="P93"><text:s text:c="2"/>"data": {...},</text:p>
        <text:p text:style-name="P93"><text:s text:c="2"/>"error": null</text:p>
        <text:p text:style-name="P94">}</text:p>
      </text:section>
      <text:p text:style-name="P79">We need to lock in:</text:p>
      <text:list text:style-name="L42">
        <text:list-item>
          <text:p text:style-name="P102">Success format</text:p>
        </text:list-item>
        <text:list-item>
          <text:p text:style-name="P102">Error format</text:p>
        </text:list-item>
        <text:list-item>
          <text:p text:style-name="P102">HTTP status conventions</text:p>
        </text:list-item>
        <text:list-item>
          <text:p text:style-name="P102">Validation response structure</text:p>
        </text:list-item>
      </text:list>
      <text:p text:style-name="P79">Small decision. Huge long-term impact.</text:p>
      <text:p text:style-name="P83"/>
      <text:h text:style-name="P91" text:outline-level="1"><text:soft-page-break/>4️⃣ Logging &amp; Observability</text:h>
      <text:p text:style-name="P79">Even for MVP:</text:p>
      <text:list text:style-name="L43">
        <text:list-item>
          <text:p text:style-name="P103">Do we log all requests?</text:p>
        </text:list-item>
        <text:list-item>
          <text:p text:style-name="P103">Do we log document updates?</text:p>
        </text:list-item>
        <text:list-item>
          <text:p text:style-name="P103">What log level?</text:p>
        </text:list-item>
        <text:list-item>
          <text:p text:style-name="P103">How do we debug production later?</text:p>
        </text:list-item>
      </text:list>
      <text:p text:style-name="P79">You don’t want silent failures.</text:p>
      <text:p text:style-name="P83"/>
      <text:h text:style-name="P91" text:outline-level="1">5️⃣ Deployment Architecture (First Deployment Plan)</text:h>
      <text:p text:style-name="P79">Before coding:</text:p>
      <text:list text:style-name="L44">
        <text:list-item>
          <text:p text:style-name="P104">Local dev with Docker?</text:p>
        </text:list-item>
        <text:list-item>
          <text:p text:style-name="P104">Environment variables structure?</text:p>
        </text:list-item>
        <text:list-item>
          <text:p text:style-name="P104">Separate dev &amp; prod configs?</text:p>
        </text:list-item>
      </text:list>
      <text:p text:style-name="P79">If you structure env properly from day one, you avoid chaos later.</text:p>
      <text:p text:style-name="P83"/>
      <text:h text:style-name="P91" text:outline-level="1">6️⃣ Future Real-Time Strategy (Conceptual Only)</text:h>
      <text:p text:style-name="P79">We should outline:</text:p>
      <text:list text:style-name="L45">
        <text:list-item>
          <text:p text:style-name="P105">Room structure</text:p>
        </text:list-item>
        <text:list-item>
          <text:p text:style-name="P105">Operation format</text:p>
        </text:list-item>
        <text:list-item>
          <text:p text:style-name="P105">How DB persistence interacts with socket events</text:p>
        </text:list-item>
      </text:list>
      <text:p text:style-name="P79">Not implementation — just design direction.</text:p>
      <text:p text:style-name="P9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Mangal1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Mangal1" style:font-family-complex="Mang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3T09:34:20.195286200</meta:creation-date>
    <dc:date>2026-02-24T08:35:47.842098500</dc:date>
    <meta:editing-duration>PT2H52M17S</meta:editing-duration>
    <meta:editing-cycles>40</meta:editing-cycles>
    <meta:generator>LibreOffice/26.2.0.3$Windows_X86_64 LibreOffice_project/620$Build-3</meta:generator>
    <meta:document-statistic meta:table-count="0" meta:image-count="0" meta:object-count="0" meta:page-count="16" meta:paragraph-count="372" meta:word-count="1398" meta:character-count="8211" meta:non-whitespace-character-count="7224"/>
  </office:meta>
</office:document-meta>
</file>